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11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65740" calcext:value-type="float">
            <text:p><text:s text:c="3"/>65,740</text:p>
          </table:table-cell>
          <table:table-cell table:style-name="ce35" office:value-type="float" office:value="3110" calcext:value-type="float">
            <text:p><text:s text:c="3"/>3,110</text:p>
          </table:table-cell>
          <table:table-cell table:style-name="ce35" office:value-type="float" office:value="6075" calcext:value-type="float">
            <text:p><text:s text:c="3"/>6,075</text:p>
          </table:table-cell>
          <table:table-cell table:style-name="ce35" office:value-type="float" office:value="4673" calcext:value-type="float">
            <text:p><text:s text:c="3"/>4,673</text:p>
          </table:table-cell>
          <table:table-cell table:style-name="ce35" office:value-type="float" office:value="2100" calcext:value-type="float">
            <text:p><text:s text:c="3"/>2,100</text:p>
          </table:table-cell>
          <table:table-cell table:style-name="ce35" office:value-type="float" office:value="2401" calcext:value-type="float">
            <text:p><text:s text:c="3"/>2,401</text:p>
          </table:table-cell>
          <table:table-cell table:style-name="ce35" office:value-type="float" office:value="1563" calcext:value-type="float">
            <text:p><text:s text:c="3"/>1,563</text:p>
          </table:table-cell>
          <table:table-cell table:style-name="ce35" office:value-type="float" office:value="2318" calcext:value-type="float">
            <text:p><text:s text:c="3"/>2,318</text:p>
          </table:table-cell>
          <table:table-cell table:style-name="ce35" office:value-type="float" office:value="7050" calcext:value-type="float">
            <text:p><text:s text:c="3"/>7,050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6" office:value-type="float" office:value="2" calcext:value-type="float">
            <text:p>2</text:p>
          </table:table-cell>
          <table:table-cell table:style-name="ce35" office:value-type="float" office:value="2945" calcext:value-type="float">
            <text:p><text:s text:c="3"/>2,945</text:p>
          </table:table-cell>
          <table:table-cell table:style-name="ce35" office:value-type="float" office:value="31978" calcext:value-type="float">
            <text:p><text:s text:c="3"/>31,978</text:p>
          </table:table-cell>
          <table:table-cell table:style-name="ce35" office:value-type="float" office:value="1213" calcext:value-type="float">
            <text:p><text:s text:c="3"/>1,21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4548" calcext:value-type="float">
            <text:p><text:s text:c="3"/>64,548</text:p>
          </table:table-cell>
          <table:table-cell table:style-name="ce35" office:value-type="float" office:value="3099" calcext:value-type="float">
            <text:p><text:s text:c="3"/>3,099</text:p>
          </table:table-cell>
          <table:table-cell table:style-name="ce35" office:value-type="float" office:value="5475" calcext:value-type="float">
            <text:p><text:s text:c="3"/>5,475</text:p>
          </table:table-cell>
          <table:table-cell table:style-name="ce35" office:value-type="float" office:value="4537" calcext:value-type="float">
            <text:p><text:s text:c="3"/>4,537</text:p>
          </table:table-cell>
          <table:table-cell table:style-name="ce35" office:value-type="float" office:value="3805" calcext:value-type="float">
            <text:p><text:s text:c="3"/>3,805</text:p>
          </table:table-cell>
          <table:table-cell table:style-name="ce35" office:value-type="float" office:value="3079" calcext:value-type="float">
            <text:p><text:s text:c="3"/>3,079</text:p>
          </table:table-cell>
          <table:table-cell table:style-name="ce35" office:value-type="float" office:value="1435" calcext:value-type="float">
            <text:p><text:s text:c="3"/>1,435</text:p>
          </table:table-cell>
          <table:table-cell table:style-name="ce35" office:value-type="float" office:value="2067" calcext:value-type="float">
            <text:p><text:s text:c="3"/>2,067</text:p>
          </table:table-cell>
          <table:table-cell table:style-name="ce35" office:value-type="float" office:value="5595" calcext:value-type="float">
            <text:p><text:s text:c="3"/>5,595</text:p>
          </table:table-cell>
          <table:table-cell table:style-name="ce35" office:value-type="float" office:value="491" calcext:value-type="float">
            <text:p><text:s text:c="3"/>491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2945" calcext:value-type="float">
            <text:p><text:s text:c="3"/>2,945</text:p>
          </table:table-cell>
          <table:table-cell table:style-name="ce35" office:value-type="float" office:value="31978" calcext:value-type="float">
            <text:p><text:s text:c="3"/>31,978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9" office:value-type="float" office:value="1192" calcext:value-type="float">
            <text:p><text:s text:c="3"/>1,192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29244" calcext:value-type="float">
            <text:p><text:s text:c="3"/>29,244</text:p>
          </table:table-cell>
          <table:table-cell table:style-name="ce35" office:value-type="float" office:value="1438" calcext:value-type="float">
            <text:p><text:s text:c="3"/>1,438</text:p>
          </table:table-cell>
          <table:table-cell table:style-name="ce35" office:value-type="float" office:value="2756" calcext:value-type="float">
            <text:p><text:s text:c="3"/>2,756</text:p>
          </table:table-cell>
          <table:table-cell table:style-name="ce35" office:value-type="float" office:value="2220" calcext:value-type="float">
            <text:p><text:s text:c="3"/>2,220</text:p>
          </table:table-cell>
          <table:table-cell table:style-name="ce35" office:value-type="float" office:value="985" calcext:value-type="float">
            <text:p><text:s text:c="3"/>985</text:p>
          </table:table-cell>
          <table:table-cell table:style-name="ce35" office:value-type="float" office:value="1055" calcext:value-type="float">
            <text:p><text:s text:c="3"/>1,055</text:p>
          </table:table-cell>
          <table:table-cell table:style-name="ce35" office:value-type="float" office:value="698" calcext:value-type="float">
            <text:p><text:s text:c="3"/>698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3143" calcext:value-type="float">
            <text:p><text:s text:c="3"/>3,143</text:p>
          </table:table-cell>
          <table:table-cell table:style-name="ce35" office:value-type="float" office:value="185" calcext:value-type="float">
            <text:p><text:s text:c="3"/>185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float" office:value="1326" calcext:value-type="float">
            <text:p><text:s text:c="3"/>1,326</text:p>
          </table:table-cell>
          <table:table-cell table:style-name="ce35" office:value-type="float" office:value="14043" calcext:value-type="float">
            <text:p><text:s text:c="3"/>14,043</text:p>
          </table:table-cell>
          <table:table-cell table:style-name="ce35" office:value-type="float" office:value="318" calcext:value-type="float">
            <text:p><text:s text:c="3"/>31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8826" calcext:value-type="float">
            <text:p><text:s text:c="3"/>28,826</text:p>
          </table:table-cell>
          <table:table-cell table:style-name="ce35" office:value-type="float" office:value="1331" calcext:value-type="float">
            <text:p><text:s text:c="3"/>1,331</text:p>
          </table:table-cell>
          <table:table-cell table:style-name="ce35" office:value-type="float" office:value="2541" calcext:value-type="float">
            <text:p><text:s text:c="3"/>2,541</text:p>
          </table:table-cell>
          <table:table-cell table:style-name="ce35" office:value-type="float" office:value="2059" calcext:value-type="float">
            <text:p><text:s text:c="3"/>2,0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1341" calcext:value-type="float">
            <text:p><text:s text:c="3"/>1,341</text:p>
          </table:table-cell>
          <table:table-cell table:style-name="ce35" office:value-type="float" office:value="688" calcext:value-type="float">
            <text:p><text:s text:c="3"/>688</text:p>
          </table:table-cell>
          <table:table-cell table:style-name="ce35" office:value-type="float" office:value="873" calcext:value-type="float">
            <text:p><text:s text:c="3"/>873</text:p>
          </table:table-cell>
          <table:table-cell table:style-name="ce35" office:value-type="float" office:value="2599" calcext:value-type="float">
            <text:p><text:s text:c="3"/>2,599</text:p>
          </table:table-cell>
          <table:table-cell table:style-name="ce35" office:value-type="float" office:value="265" calcext:value-type="float">
            <text:p><text:s text:c="3"/>265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326" calcext:value-type="float">
            <text:p><text:s text:c="3"/>1,326</text:p>
          </table:table-cell>
          <table:table-cell table:style-name="ce35" office:value-type="float" office:value="14043" calcext:value-type="float">
            <text:p><text:s text:c="3"/>14,04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36496" calcext:value-type="float">
            <text:p><text:s text:c="3"/>36,496</text:p>
          </table:table-cell>
          <table:table-cell table:style-name="ce35" office:value-type="float" office:value="1672" calcext:value-type="float">
            <text:p><text:s text:c="3"/>1,672</text:p>
          </table:table-cell>
          <table:table-cell table:style-name="ce35" office:value-type="float" office:value="3319" calcext:value-type="float">
            <text:p><text:s text:c="3"/>3,319</text:p>
          </table:table-cell>
          <table:table-cell table:style-name="ce35" office:value-type="float" office:value="2453" calcext:value-type="float">
            <text:p><text:s text:c="3"/>2,453</text:p>
          </table:table-cell>
          <table:table-cell table:style-name="ce35" office:value-type="float" office:value="1115" calcext:value-type="float">
            <text:p><text:s text:c="3"/>1,115</text:p>
          </table:table-cell>
          <table:table-cell table:style-name="ce35" office:value-type="float" office:value="1346" calcext:value-type="float">
            <text:p><text:s text:c="3"/>1,346</text:p>
          </table:table-cell>
          <table:table-cell table:style-name="ce35" office:value-type="float" office:value="865" calcext:value-type="float">
            <text:p><text:s text:c="3"/>865</text:p>
          </table:table-cell>
          <table:table-cell table:style-name="ce35" office:value-type="float" office:value="1248" calcext:value-type="float">
            <text:p><text:s text:c="3"/>1,248</text:p>
          </table:table-cell>
          <table:table-cell table:style-name="ce35" office:value-type="float" office:value="3907" calcext:value-type="float">
            <text:p><text:s text:c="3"/>3,907</text:p>
          </table:table-cell>
          <table:table-cell table:style-name="ce35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1619" calcext:value-type="float">
            <text:p><text:s text:c="3"/>1,619</text:p>
          </table:table-cell>
          <table:table-cell table:style-name="ce35" office:value-type="float" office:value="17935" calcext:value-type="float">
            <text:p><text:s text:c="3"/>17,935</text:p>
          </table:table-cell>
          <table:table-cell table:style-name="ce35" office:value-type="float" office:value="895" calcext:value-type="float">
            <text:p><text:s text:c="3"/>89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5722" calcext:value-type="float">
            <text:p><text:s text:c="3"/>35,722</text:p>
          </table:table-cell>
          <table:table-cell table:style-name="ce35" office:value-type="float" office:value="1768" calcext:value-type="float">
            <text:p><text:s text:c="3"/>1,768</text:p>
          </table:table-cell>
          <table:table-cell table:style-name="ce35" office:value-type="float" office:value="2934" calcext:value-type="float">
            <text:p><text:s text:c="3"/>2,934</text:p>
          </table:table-cell>
          <table:table-cell table:style-name="ce35" office:value-type="float" office:value="2478" calcext:value-type="float">
            <text:p><text:s text:c="3"/>2,478</text:p>
          </table:table-cell>
          <table:table-cell table:style-name="ce35" office:value-type="float" office:value="2059" calcext:value-type="float">
            <text:p><text:s text:c="3"/>2,059</text:p>
          </table:table-cell>
          <table:table-cell table:style-name="ce35" office:value-type="float" office:value="1738" calcext:value-type="float">
            <text:p><text:s text:c="3"/>1,738</text:p>
          </table:table-cell>
          <table:table-cell table:style-name="ce35" office:value-type="float" office:value="747" calcext:value-type="float">
            <text:p><text:s text:c="3"/>747</text:p>
          </table:table-cell>
          <table:table-cell table:style-name="ce35" office:value-type="float" office:value="1194" calcext:value-type="float">
            <text:p><text:s text:c="3"/>1,194</text:p>
          </table:table-cell>
          <table:table-cell table:style-name="ce35" office:value-type="float" office:value="2996" calcext:value-type="float">
            <text:p><text:s text:c="3"/>2,996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1619" calcext:value-type="float">
            <text:p><text:s text:c="3"/>1,619</text:p>
          </table:table-cell>
          <table:table-cell table:style-name="ce35" office:value-type="float" office:value="17935" calcext:value-type="float">
            <text:p><text:s text:c="3"/>17,935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9" office:value-type="float" office:value="774" calcext:value-type="float">
            <text:p><text:s text:c="3"/>77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0826" calcext:value-type="float">
            <text:p>10,826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711" calcext:value-type="float">
            <text:p>2,711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362" calcext:value-type="float">
            <text:p>1,36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447" calcext:value-type="float">
            <text:p>4,447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1232" calcext:value-type="float">
            <text:p>11,232</text:p>
          </table:table-cell>
          <table:table-cell table:style-name="ce36" office:value-type="float" office:value="700" calcext:value-type="float">
            <text:p>70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594" calcext:value-type="float">
            <text:p>2,594</text:p>
          </table:table-cell>
          <table:table-cell table:style-name="ce36" office:value-type="float" office:value="1276" calcext:value-type="float">
            <text:p>1,276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233" calcext:value-type="float">
            <text:p>233</text:p>
          </table:table-cell>
          <table:table-cell table:style-name="ce36" office:value-type="float" office:value="1306" calcext:value-type="float">
            <text:p>1,306</text:p>
          </table:table-cell>
          <table:table-cell table:style-name="ce36" office:value-type="float" office:value="140" calcext:value-type="float">
            <text:p>14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447" calcext:value-type="float">
            <text:p>4,44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60" office:value-type="float" office:value="-406" calcext:value-type="float">
            <text:p><text:s/>－40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810" calcext:value-type="float">
            <text:p>4,810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89" calcext:value-type="float">
            <text:p>1,289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09" calcext:value-type="float">
            <text:p>1,909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972" calcext:value-type="float">
            <text:p>4,972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85" calcext:value-type="float">
            <text:p>1,185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09" calcext:value-type="float">
            <text:p>1,90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61" office:value-type="float" office:value="-162" calcext:value-type="float">
            <text:p><text:s/>－162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6016" calcext:value-type="float">
            <text:p>6,016</text:p>
          </table:table-cell>
          <table:table-cell table:style-name="ce38" office:value-type="float" office:value="368" calcext:value-type="float">
            <text:p>3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22" calcext:value-type="float">
            <text:p>1,422</text:p>
          </table:table-cell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751" calcext:value-type="float">
            <text:p>751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538" calcext:value-type="float">
            <text:p>2,538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260" calcext:value-type="float">
            <text:p>6,260</text:p>
          </table:table-cell>
          <table:table-cell table:style-name="ce38" office:value-type="float" office:value="397" calcext:value-type="float">
            <text:p>3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09" calcext:value-type="float">
            <text:p>1,409</text:p>
          </table:table-cell>
          <table:table-cell table:style-name="ce38" office:value-type="float" office:value="711" calcext:value-type="float">
            <text:p>711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694" calcext:value-type="float">
            <text:p>694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538" calcext:value-type="float">
            <text:p>2,53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-244" calcext:value-type="float">
            <text:p><text:s/>－24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9370" calcext:value-type="float">
            <text:p>9,370</text:p>
          </table:table-cell>
          <table:table-cell table:style-name="ce36" office:value-type="float" office:value="1106" calcext:value-type="float">
            <text:p>1,106</text:p>
          </table:table-cell>
          <table:table-cell table:style-name="ce36" office:value-type="float" office:value="2594" calcext:value-type="float">
            <text:p>2,59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938" calcext:value-type="float">
            <text:p>938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11" calcext:value-type="float">
            <text:p>3,511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222" calcext:value-type="float">
            <text:p>9,222</text:p>
          </table:table-cell>
          <table:table-cell table:style-name="ce36" office:value-type="float" office:value="1031" calcext:value-type="float">
            <text:p>1,031</text:p>
          </table:table-cell>
          <table:table-cell table:style-name="ce36" office:value-type="float" office:value="2711" calcext:value-type="float">
            <text:p>2,71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813" calcext:value-type="float">
            <text:p>813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11" calcext:value-type="float">
            <text:p>3,51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148" calcext:value-type="float">
            <text:p>148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191" calcext:value-type="float">
            <text:p>4,191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1185" calcext:value-type="float">
            <text:p>1,18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64" calcext:value-type="float">
            <text:p>1,564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202" calcext:value-type="float">
            <text:p>4,202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1289" calcext:value-type="float">
            <text:p>1,28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64" calcext:value-type="float">
            <text:p>1,5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-11" calcext:value-type="float">
            <text:p><text:s/>－1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179" calcext:value-type="float">
            <text:p>5,179</text:p>
          </table:table-cell>
          <table:table-cell table:style-name="ce38" office:value-type="float" office:value="625" calcext:value-type="float">
            <text:p>625</text:p>
          </table:table-cell>
          <table:table-cell table:style-name="ce38" office:value-type="float" office:value="1409" calcext:value-type="float">
            <text:p>1,40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19" calcext:value-type="float">
            <text:p>519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47" calcext:value-type="float">
            <text:p>1,947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20" calcext:value-type="float">
            <text:p>5,020</text:p>
          </table:table-cell>
          <table:table-cell table:style-name="ce38" office:value-type="float" office:value="614" calcext:value-type="float">
            <text:p>614</text:p>
          </table:table-cell>
          <table:table-cell table:style-name="ce38" office:value-type="float" office:value="1422" calcext:value-type="float">
            <text:p>1,4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47" calcext:value-type="float">
            <text:p>1,947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61" office:value-type="float" office:value="159" calcext:value-type="float">
            <text:p>159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7272" calcext:value-type="float">
            <text:p>7,272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276" calcext:value-type="float">
            <text:p>1,276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281" calcext:value-type="float">
            <text:p>1,281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124" calcext:value-type="float">
            <text:p>3,124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465" calcext:value-type="float">
            <text:p>5,465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718" calcext:value-type="float">
            <text:p>718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124" calcext:value-type="float">
            <text:p>3,12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1807" calcext:value-type="float">
            <text:p>1,807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248" calcext:value-type="float">
            <text:p>3,248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80" calcext:value-type="float">
            <text:p>1,38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72" calcext:value-type="float">
            <text:p>2,472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80" calcext:value-type="float">
            <text:p>1,38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776" calcext:value-type="float">
            <text:p>776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024" calcext:value-type="float">
            <text:p>4,02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711" calcext:value-type="float">
            <text:p>711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692" calcext:value-type="float">
            <text:p>692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44" calcext:value-type="float">
            <text:p>1,744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993" calcext:value-type="float">
            <text:p>2,993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87" calcext:value-type="float">
            <text:p>387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44" calcext:value-type="float">
            <text:p>1,74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1031" calcext:value-type="float">
            <text:p>1,03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8765" calcext:value-type="float">
            <text:p>8,765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868" calcext:value-type="float">
            <text:p>1,868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274" calcext:value-type="float">
            <text:p>5,274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968" calcext:value-type="float">
            <text:p>7,968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80" calcext:value-type="float">
            <text:p>1,28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274" calcext:value-type="float">
            <text:p>5,274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0" office:value-type="float" office:value="797" calcext:value-type="float">
            <text:p>797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787" calcext:value-type="float">
            <text:p>3,78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812" calcext:value-type="float">
            <text:p>812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445" calcext:value-type="float">
            <text:p>3,445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342" calcext:value-type="float">
            <text:p>342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978" calcext:value-type="float">
            <text:p>4,978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056" calcext:value-type="float">
            <text:p>1,056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08" calcext:value-type="float">
            <text:p>3,008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23" calcext:value-type="float">
            <text:p>4,523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715" calcext:value-type="float">
            <text:p>715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08" calcext:value-type="float">
            <text:p>3,0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455" calcext:value-type="float">
            <text:p>45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4620" calcext:value-type="float">
            <text:p>4,620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969" calcext:value-type="float">
            <text:p>2,96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646" calcext:value-type="float">
            <text:p>4,646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501" calcext:value-type="float">
            <text:p>501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969" calcext:value-type="float">
            <text:p>2,96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-26" calcext:value-type="float">
            <text:p><text:s/>－26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064" calcext:value-type="float">
            <text:p>2,06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295" calcext:value-type="float">
            <text:p>1,29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039" calcext:value-type="float">
            <text:p>2,0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295" calcext:value-type="float">
            <text:p>1,29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2556" calcext:value-type="float">
            <text:p>2,556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674" calcext:value-type="float">
            <text:p>1,6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07" calcext:value-type="float">
            <text:p>2,607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3" table:style-name="ce38" office:value-type="float" office:value="75" calcext:value-type="float">
            <text:p>75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674" calcext:value-type="float">
            <text:p>1,67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-51" calcext:value-type="float">
            <text:p><text:s/>－5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7817" calcext:value-type="float">
            <text:p>7,817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233" calcext:value-type="float">
            <text:p>233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92" calcext:value-type="float">
            <text:p>992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320" calcext:value-type="float">
            <text:p>5,320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885" calcext:value-type="float">
            <text:p>7,885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05" calcext:value-type="float">
            <text:p>905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320" calcext:value-type="float">
            <text:p>5,32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60" office:value-type="float" office:value="-68" calcext:value-type="float">
            <text:p><text:s/>－68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426" calcext:value-type="float">
            <text:p>3,42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76" calcext:value-type="float">
            <text:p>2,37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76" calcext:value-type="float">
            <text:p>2,376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-143" calcext:value-type="float">
            <text:p><text:s/>－143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4391" calcext:value-type="float">
            <text:p>4,391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9" calcext:value-type="float">
            <text:p>57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44" calcext:value-type="float">
            <text:p>2,944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16" calcext:value-type="float">
            <text:p>4,316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5" calcext:value-type="float">
            <text:p>475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44" calcext:value-type="float">
            <text:p>2,9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75" calcext:value-type="float">
            <text:p>75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16355" calcext:value-type="float">
            <text:p><text:s text:c="3"/>16,355</text:p>
          </table:table-cell>
          <table:table-cell table:style-name="ce39" office:value-type="float" office:value="420" calcext:value-type="float">
            <text:p><text:s text:c="3"/>420</text:p>
          </table:table-cell>
          <table:table-cell table:style-name="ce39" office:value-type="float" office:value="1306" calcext:value-type="float">
            <text:p><text:s text:c="3"/>1,306</text:p>
          </table:table-cell>
          <table:table-cell table:style-name="ce39" office:value-type="float" office:value="813" calcext:value-type="float">
            <text:p><text:s text:c="3"/>813</text:p>
          </table:table-cell>
          <table:table-cell table:style-name="ce39" office:value-type="float" office:value="718" calcext:value-type="float">
            <text:p><text:s text:c="3"/>718</text:p>
          </table:table-cell>
          <table:table-cell table:style-name="ce39" office:value-type="float" office:value="1280" calcext:value-type="float">
            <text:p><text:s text:c="3"/>1,280</text:p>
          </table:table-cell>
          <table:table-cell table:style-name="ce39" office:value-type="float" office:value="501" calcext:value-type="float">
            <text:p><text:s text:c="3"/>501</text:p>
          </table:table-cell>
          <table:table-cell table:style-name="ce39" office:value-type="float" office:value="905" calcext:value-type="float">
            <text:p><text:s text:c="3"/>905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2942" calcext:value-type="float">
            <text:p><text:s text:c="3"/>2,942</text:p>
          </table:table-cell>
          <table:table-cell table:style-name="ce39" office:value-type="float" office:value="7125" calcext:value-type="float">
            <text:p><text:s text:c="3"/>7,125</text:p>
          </table:table-cell>
          <table:table-cell table:style-name="ce39" office:value-type="float" office:value="270" calcext:value-type="float">
            <text:p><text:s text:c="3"/>27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606" calcext:value-type="float">
            <text:p><text:s text:c="3"/>17,606</text:p>
          </table:table-cell>
          <table:table-cell table:style-name="ce39" office:value-type="float" office:value="480" calcext:value-type="float">
            <text:p><text:s text:c="3"/>480</text:p>
          </table:table-cell>
          <table:table-cell table:style-name="ce39" office:value-type="float" office:value="1362" calcext:value-type="float">
            <text:p><text:s text:c="3"/>1,362</text:p>
          </table:table-cell>
          <table:table-cell table:style-name="ce39" office:value-type="float" office:value="938" calcext:value-type="float">
            <text:p><text:s text:c="3"/>938</text:p>
          </table:table-cell>
          <table:table-cell table:style-name="ce39" office:value-type="float" office:value="1281" calcext:value-type="float">
            <text:p><text:s text:c="3"/>1,281</text:p>
          </table:table-cell>
          <table:table-cell table:style-name="ce39" office:value-type="float" office:value="1868" calcext:value-type="float">
            <text:p><text:s text:c="3"/>1,868</text:p>
          </table:table-cell>
          <table:table-cell table:style-name="ce39" office:value-type="float" office:value="486" calcext:value-type="float">
            <text:p><text:s text:c="3"/>486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23" calcext:value-type="float">
            <text:p><text:s text:c="3"/>123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2942" calcext:value-type="float">
            <text:p><text:s text:c="3"/>2,942</text:p>
          </table:table-cell>
          <table:table-cell table:style-name="ce39" office:value-type="float" office:value="7125" calcext:value-type="float">
            <text:p><text:s text:c="3"/>7,125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0" office:value-type="float" office:value="-1251" calcext:value-type="float">
            <text:p><text:s/>－1,251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7332" calcext:value-type="float">
            <text:p><text:s text:c="3"/>7,332</text:p>
          </table:table-cell>
          <table:table-cell table:style-name="ce40" office:value-type="float" office:value="217" calcext:value-type="float">
            <text:p><text:s text:c="3"/>217</text:p>
          </table:table-cell>
          <table:table-cell table:style-name="ce40" office:value-type="float" office:value="612" calcext:value-type="float">
            <text:p><text:s text:c="3"/>612</text:p>
          </table:table-cell>
          <table:table-cell table:style-name="ce40" office:value-type="float" office:value="390" calcext:value-type="float">
            <text:p><text:s text:c="3"/>390</text:p>
          </table:table-cell>
          <table:table-cell table:style-name="ce40" office:value-type="float" office:value="331" calcext:value-type="float">
            <text:p><text:s text:c="3"/>331</text:p>
          </table:table-cell>
          <table:table-cell table:style-name="ce40" office:value-type="float" office:value="565" calcext:value-type="float">
            <text:p><text:s text:c="3"/>565</text:p>
          </table:table-cell>
          <table:table-cell table:style-name="ce40" office:value-type="float" office:value="224" calcext:value-type="float">
            <text:p><text:s text:c="3"/>224</text:p>
          </table:table-cell>
          <table:table-cell table:style-name="ce40" office:value-type="float" office:value="430" calcext:value-type="float">
            <text:p><text:s text:c="3"/>430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323" calcext:value-type="float">
            <text:p><text:s text:c="3"/>1,323</text:p>
          </table:table-cell>
          <table:table-cell table:style-name="ce40" office:value-type="float" office:value="3140" calcext:value-type="float">
            <text:p><text:s text:c="3"/>3,140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7819" calcext:value-type="float">
            <text:p><text:s text:c="3"/>7,819</text:p>
          </table:table-cell>
          <table:table-cell table:style-name="ce40" office:value-type="float" office:value="212" calcext:value-type="float">
            <text:p><text:s text:c="3"/>212</text:p>
          </table:table-cell>
          <table:table-cell table:style-name="ce40" office:value-type="float" office:value="611" calcext:value-type="float">
            <text:p><text:s text:c="3"/>611</text:p>
          </table:table-cell>
          <table:table-cell table:style-name="ce40" office:value-type="float" office:value="419" calcext:value-type="float">
            <text:p><text:s text:c="3"/>419</text:p>
          </table:table-cell>
          <table:table-cell table:style-name="ce40" office:value-type="float" office:value="589" calcext:value-type="float">
            <text:p><text:s text:c="3"/>589</text:p>
          </table:table-cell>
          <table:table-cell table:style-name="ce40" office:value-type="float" office:value="812" calcext:value-type="float">
            <text:p><text:s text:c="3"/>812</text:p>
          </table:table-cell>
          <table:table-cell table:style-name="ce40" office:value-type="float" office:value="228" calcext:value-type="float">
            <text:p><text:s text:c="3"/>228</text:p>
          </table:table-cell>
          <table:table-cell table:style-name="ce40" office:value-type="float" office:value="413" calcext:value-type="float">
            <text:p><text:s text:c="3"/>41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71" calcext:value-type="float">
            <text:p><text:s text:c="3"/>71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323" calcext:value-type="float">
            <text:p><text:s text:c="3"/>1,323</text:p>
          </table:table-cell>
          <table:table-cell table:style-name="ce40" office:value-type="float" office:value="3140" calcext:value-type="float">
            <text:p><text:s text:c="3"/>3,14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1" office:value-type="float" office:value="-487" calcext:value-type="float">
            <text:p><text:s/>－48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9023" calcext:value-type="float">
            <text:p><text:s text:c="3"/>9,023</text:p>
          </table:table-cell>
          <table:table-cell table:style-name="ce41" office:value-type="float" office:value="203" calcext:value-type="float">
            <text:p><text:s text:c="3"/>203</text:p>
          </table:table-cell>
          <table:table-cell table:style-name="ce41" office:value-type="float" office:value="694" calcext:value-type="float">
            <text:p><text:s text:c="3"/>694</text:p>
          </table:table-cell>
          <table:table-cell table:style-name="ce41" office:value-type="float" office:value="423" calcext:value-type="float">
            <text:p><text:s text:c="3"/>423</text:p>
          </table:table-cell>
          <table:table-cell table:style-name="ce41" office:value-type="float" office:value="387" calcext:value-type="float">
            <text:p><text:s text:c="3"/>387</text:p>
          </table:table-cell>
          <table:table-cell table:style-name="ce41" office:value-type="float" office:value="715" calcext:value-type="float">
            <text:p><text:s text:c="3"/>715</text:p>
          </table:table-cell>
          <table:table-cell table:style-name="ce41" office:value-type="float" office:value="277" calcext:value-type="float">
            <text:p><text:s text:c="3"/>277</text:p>
          </table:table-cell>
          <table:table-cell table:style-name="ce41" office:value-type="float" office:value="475" calcext:value-type="float">
            <text:p><text:s text:c="3"/>47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619" calcext:value-type="float">
            <text:p><text:s text:c="3"/>1,619</text:p>
          </table:table-cell>
          <table:table-cell table:style-name="ce41" office:value-type="float" office:value="3985" calcext:value-type="float">
            <text:p><text:s text:c="3"/>3,985</text:p>
          </table:table-cell>
          <table:table-cell table:style-name="ce41" office:value-type="float" office:value="220" calcext:value-type="float">
            <text:p><text:s text:c="3"/>22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9787" calcext:value-type="float">
            <text:p><text:s text:c="3"/>9,787</text:p>
          </table:table-cell>
          <table:table-cell table:style-name="ce41" office:value-type="float" office:value="268" calcext:value-type="float">
            <text:p><text:s text:c="3"/>268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41" office:value-type="float" office:value="519" calcext:value-type="float">
            <text:p><text:s text:c="3"/>519</text:p>
          </table:table-cell>
          <table:table-cell table:style-name="ce41" office:value-type="float" office:value="692" calcext:value-type="float">
            <text:p><text:s text:c="3"/>692</text:p>
          </table:table-cell>
          <table:table-cell table:style-name="ce41" office:value-type="float" office:value="1056" calcext:value-type="float">
            <text:p><text:s text:c="3"/>1,056</text:p>
          </table:table-cell>
          <table:table-cell table:style-name="ce41" office:value-type="float" office:value="258" calcext:value-type="float">
            <text:p><text:s text:c="3"/>258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52" calcext:value-type="float">
            <text:p><text:s text:c="3"/>52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619" calcext:value-type="float">
            <text:p><text:s text:c="3"/>1,619</text:p>
          </table:table-cell>
          <table:table-cell table:style-name="ce41" office:value-type="float" office:value="3985" calcext:value-type="float">
            <text:p><text:s text:c="3"/>3,985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61" office:value-type="float" office:value="-764" calcext:value-type="float">
            <text:p><text:s/>－76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59" calcext:value-type="float">
            <text:p>1,25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6" calcext:value-type="float">
            <text:p>1,26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7" calcext:value-type="float">
            <text:p><text:s/>－7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57" calcext:value-type="float">
            <text:p>55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3" calcext:value-type="float">
            <text:p>57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34" calcext:value-type="float">
            <text:p>3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6" calcext:value-type="float">
            <text:p><text:s/>－1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02" calcext:value-type="float">
            <text:p>70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397" calcext:value-type="float">
            <text:p>39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97" calcext:value-type="float">
            <text:p>39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9" calcext:value-type="float">
            <text:p>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26" calcext:value-type="float">
            <text:p>1,62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4" calcext:value-type="float">
            <text:p>1,39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523" calcext:value-type="float">
            <text:p>5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32" calcext:value-type="float">
            <text:p>23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64" calcext:value-type="float">
            <text:p>76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5" calcext:value-type="float">
            <text:p>64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250" calcext:value-type="float">
            <text:p>2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19" calcext:value-type="float">
            <text:p>11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62" calcext:value-type="float">
            <text:p>86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72" calcext:value-type="float">
            <text:p>272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9" calcext:value-type="float">
            <text:p>74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273" calcext:value-type="float">
            <text:p>27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13" calcext:value-type="float">
            <text:p>113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79" calcext:value-type="float">
            <text:p>1,07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2" calcext:value-type="float">
            <text:p>1,3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253" calcext:value-type="float">
            <text:p><text:s/>－253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92" calcext:value-type="float">
            <text:p><text:s/>－9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13" calcext:value-type="float">
            <text:p>61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85" calcext:value-type="float">
            <text:p>28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74" calcext:value-type="float">
            <text:p>77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285" calcext:value-type="float">
            <text:p>28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61" calcext:value-type="float">
            <text:p><text:s/>－161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386" calcext:value-type="float">
            <text:p>2,38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317" calcext:value-type="float">
            <text:p>1,31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94" calcext:value-type="float">
            <text:p>2,594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317" calcext:value-type="float">
            <text:p>1,3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08" calcext:value-type="float">
            <text:p><text:s/>－20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93" calcext:value-type="float">
            <text:p>99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7" calcext:value-type="float">
            <text:p>1,12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572" calcext:value-type="float">
            <text:p>5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34" calcext:value-type="float">
            <text:p><text:s/>－13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393" calcext:value-type="float">
            <text:p>1,39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745" calcext:value-type="float">
            <text:p>74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67" calcext:value-type="float">
            <text:p>1,46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2" table:style-name="ce44" office:value-type="float" office:value="52" calcext:value-type="float">
            <text:p>52</text:p>
          </table:table-cell>
          <table:table-cell table:style-name="ce44" office:value-type="float" office:value="302" calcext:value-type="float">
            <text:p>30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745" calcext:value-type="float">
            <text:p>74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74" calcext:value-type="float">
            <text:p><text:s/>－7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47" calcext:value-type="float">
            <text:p>1,04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3" calcext:value-type="float">
            <text:p>1,2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76" calcext:value-type="float">
            <text:p><text:s/>－17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83" calcext:value-type="float">
            <text:p>1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86" calcext:value-type="float">
            <text:p><text:s/>－8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87" calcext:value-type="float">
            <text:p>58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214" calcext:value-type="float">
            <text:p>21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214" calcext:value-type="float">
            <text:p>21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90" calcext:value-type="float">
            <text:p><text:s/>－9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88" calcext:value-type="float">
            <text:p>1,18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02" calcext:value-type="float">
            <text:p><text:s/>－20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86" calcext:value-type="float">
            <text:p>1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2" calcext:value-type="float">
            <text:p><text:s/>－3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39" calcext:value-type="float">
            <text:p>63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9" calcext:value-type="float">
            <text:p>80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4" office:value-type="float" office:value="-170" calcext:value-type="float">
            <text:p><text:s/>－170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9" calcext:value-type="float">
            <text:p>1,19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91" calcext:value-type="float">
            <text:p><text:s/>－19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30" calcext:value-type="float">
            <text:p>1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536" calcext:value-type="float">
            <text:p>53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30" calcext:value-type="float">
            <text:p>1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90" calcext:value-type="float">
            <text:p><text:s/>－9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62" calcext:value-type="float">
            <text:p>56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63" calcext:value-type="float">
            <text:p>66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6" calcext:value-type="float">
            <text:p>236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101" calcext:value-type="float">
            <text:p><text:s/>－10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86" calcext:value-type="float">
            <text:p>1,68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2" table:style-name="ce42" office:value-type="float" office:value="70" calcext:value-type="float">
            <text:p>70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01" calcext:value-type="float">
            <text:p>1,90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809" calcext:value-type="float">
            <text:p>8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15" calcext:value-type="float">
            <text:p><text:s/>－21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56" calcext:value-type="float">
            <text:p>3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56" calcext:value-type="float">
            <text:p>3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1" calcext:value-type="float">
            <text:p><text:s/>－6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16" calcext:value-type="float">
            <text:p>91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53" calcext:value-type="float">
            <text:p>45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70" calcext:value-type="float">
            <text:p>1,07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2" table:style-name="ce44" office:value-type="float" office:value="60" calcext:value-type="float">
            <text:p>60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93" calcext:value-type="float">
            <text:p>29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53" calcext:value-type="float">
            <text:p>45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54" calcext:value-type="float">
            <text:p><text:s/>－15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81" calcext:value-type="float">
            <text:p>18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9" calcext:value-type="float">
            <text:p><text:s/>－5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0" calcext:value-type="float">
            <text:p>9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5" calcext:value-type="float">
            <text:p><text:s/>－2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48" calcext:value-type="float">
            <text:p>24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2" table:style-name="ce44" office:value-type="float" office:value="29" calcext:value-type="float">
            <text:p>2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4" calcext:value-type="float">
            <text:p><text:s/>－3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57" calcext:value-type="float">
            <text:p>1,05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75" calcext:value-type="float">
            <text:p>1,07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595" calcext:value-type="float">
            <text:p>5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8" calcext:value-type="float">
            <text:p><text:s/>－1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83" calcext:value-type="float">
            <text:p>28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508" calcext:value-type="float">
            <text:p>50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83" calcext:value-type="float">
            <text:p>2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2" calcext:value-type="float">
            <text:p><text:s/>－1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61" calcext:value-type="float">
            <text:p>56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7" calcext:value-type="float">
            <text:p>56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12" calcext:value-type="float">
            <text:p>3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6" calcext:value-type="float">
            <text:p><text:s/>－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74" calcext:value-type="float">
            <text:p>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1" calcext:value-type="float">
            <text:p>1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9" calcext:value-type="float">
            <text:p>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90" calcext:value-type="float">
            <text:p>1,09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17" calcext:value-type="float">
            <text:p><text:s/>－11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40" calcext:value-type="float">
            <text:p>44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06" calcext:value-type="float">
            <text:p>2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0" calcext:value-type="float">
            <text:p><text:s/>－5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50" calcext:value-type="float">
            <text:p>65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17" calcext:value-type="float">
            <text:p>71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67" calcext:value-type="float">
            <text:p><text:s/>－67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06" calcext:value-type="float">
            <text:p>1,30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3" calcext:value-type="float">
            <text:p>1,3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47" calcext:value-type="float">
            <text:p><text:s/>－4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95" calcext:value-type="float">
            <text:p>59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2" table:style-name="ce43" office:value-type="float" office:value="36" calcext:value-type="float">
            <text:p>3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234" calcext:value-type="float">
            <text:p>2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1" calcext:value-type="float">
            <text:p><text:s/>－1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11" calcext:value-type="float">
            <text:p>7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7" calcext:value-type="float">
            <text:p>74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36" calcext:value-type="float">
            <text:p><text:s/>－3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85" calcext:value-type="float">
            <text:p>78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" calcext:value-type="float">
            <text:p><text:s/>－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79" calcext:value-type="float">
            <text:p>7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52" calcext:value-type="float">
            <text:p>45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54" calcext:value-type="float">
            <text:p>45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" calcext:value-type="float">
            <text:p><text:s/>－2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715" calcext:value-type="float">
            <text:p>71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2" table:style-name="ce36" office:value-type="float" office:value="33" calcext:value-type="float">
            <text:p>33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123" calcext:value-type="float">
            <text:p>12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24" calcext:value-type="float">
            <text:p>52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08" calcext:value-type="float">
            <text:p>20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191" calcext:value-type="float">
            <text:p>191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3" calcext:value-type="float">
            <text:p>11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78" calcext:value-type="float">
            <text:p>7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13" calcext:value-type="float">
            <text:p>11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8" calcext:value-type="float">
            <text:p>1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02" calcext:value-type="float">
            <text:p>20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88" calcext:value-type="float">
            <text:p>8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03" calcext:value-type="float">
            <text:p>30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14" calcext:value-type="float">
            <text:p>11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1" calcext:value-type="float">
            <text:p><text:s/>－1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" calcext:value-type="float">
            <text:p><text:s/>－10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" calcext:value-type="float">
            <text:p><text:s/>－1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12月3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11.xls'#$''.$G$5]"/>
        <table:named-expression table:name="出生" table:base-cell-address="$遷徙.$A$1" table:expression="['file:///D:/123/c62/%E6%96%B0%E8%A1%A8%E8%99%9F02,07~11-%E9%80%A3%E7%B5%90(%E5%85%AC%E5%BC%8F)%E6%AA%94104.11.xls'#$''.$V$14:.$V$34]"/>
        <table:named-expression table:name="月底人口數" table:base-cell-address="$遷徙.$A$1" table:expression="['file:///D:/123/c62/%E6%96%B0%E8%A1%A8%E8%99%9F02,07~11-%E9%80%A3%E7%B5%90(%E5%85%AC%E5%BC%8F)%E6%AA%94104.11.xls'#$''.$AT$14:.$AU$34]"/>
        <table:named-expression table:name="死亡" table:base-cell-address="$遷徙.$A$1" table:expression="['file:///D:/123/c62/%E6%96%B0%E8%A1%A8%E8%99%9F02,07~11-%E9%80%A3%E7%B5%90(%E5%85%AC%E5%BC%8F)%E6%AA%94104.11.xls'#$''.$Y$14:.$Y$34]"/>
        <table:named-expression table:name="結婚" table:base-cell-address="$遷徙.$A$1" table:expression="['file:///D:/123/c62/%E6%96%B0%E8%A1%A8%E8%99%9F02,07~11-%E9%80%A3%E7%B5%90(%E5%85%AC%E5%BC%8F)%E6%AA%94104.11.xls'#$''.$L$14:.$L$34]"/>
        <table:named-expression table:name="鄰數戶數" table:base-cell-address="$遷徙.$A$1" table:expression="['file:///D:/123/c62/%E6%96%B0%E8%A1%A8%E8%99%9F02,07~11-%E9%80%A3%E7%B5%90(%E5%85%AC%E5%BC%8F)%E6%AA%94104.11.xls'#$''.$AQ$14:.$AR$34]"/>
        <table:named-expression table:name="離婚" table:base-cell-address="$遷徙.$A$1" table:expression="['file:///D:/123/c62/%E6%96%B0%E8%A1%A8%E8%99%9F02,07~11-%E9%80%A3%E7%B5%90(%E5%85%AC%E5%BC%8F)%E6%AA%94104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2-03T16:38:44</meta:creation-date>
    <dc:creator>溫麗華</dc:creator>
    <dc:date>2015-12-03T16:39:56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